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4"/>
    <style:style style:name="P17" style:family="paragraph" style:parent-style-name="Text_20_body" style:list-style-name="L4"/>
    <style:style style:name="P18" style:family="paragraph" style:parent-style-name="Text_20_body" style:list-style-name="L4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5"/>
    <style:style style:name="P22" style:family="paragraph" style:parent-style-name="Text_20_body" style:list-style-name="L5"/>
    <style:style style:name="P23" style:family="paragraph" style:parent-style-name="Text_20_body" style:list-style-name="L5"/>
    <style:style style:name="P24" style:family="paragraph" style:parent-style-name="Text_20_body" style:list-style-name="L5"/>
    <style:style style:name="P25" style:family="paragraph" style:parent-style-name="Text_20_body" style:list-style-name="L1"/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 style:list-style-name="L3"/>
    <style:style style:name="P28" style:family="paragraph" style:parent-style-name="Text_20_body" style:list-style-name="L3"/>
    <style:style style:name="P29" style:family="paragraph" style:parent-style-name="Text_20_body" style:list-style-name="L3"/>
    <style:style style:name="P30" style:family="paragraph" style:parent-style-name="Text_20_body" style:list-style-name="L6"/>
    <style:style style:name="P31" style:family="paragraph" style:parent-style-name="Text_20_body" style:list-style-name="L6"/>
    <style:style style:name="P32" style:family="paragraph" style:parent-style-name="Text_20_body" style:list-style-name="L6"/>
    <style:style style:name="P33" style:family="paragraph" style:parent-style-name="Text_20_body" style:list-style-name="L6"/>
    <style:style style:name="P34" style:family="paragraph" style:parent-style-name="Text_20_body" style:list-style-name="L6"/>
    <style:style style:name="P35" style:family="paragraph" style:parent-style-name="Text_20_body" style:list-style-name="L6"/>
    <style:style style:name="T1" style:family="text">
      <style:text-properties style:text-position="0% 100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size-asian="14pt"/>
    </style:style>
    <style:style style:name="T8" style:family="text">
      <style:text-properties style:font-size-complex="14pt"/>
    </style:style>
    <style:style style:name="T9" style:family="text">
      <style:text-properties fo:font-weight="bold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reazione albero di Huffman</text:p>
      <text:list text:style-name="L1">
        <text:list-item>
          <text:p text:style-name="P1">Si scrivono i simboli che compongono il messaggio con la relativa frequenza (numero di loro occorrenze nel messaggio).</text:p>
        </text:list-item>
        <text:list-item>
          <text:p text:style-name="P1">Si ordinano i simboli per frequenza decrescente.</text:p>
        </text:list-item>
        <text:list-item>
          <text:p text:style-name="P1">Si raggruppano i due simboli con frequenze minori in un simbolo “composito” di frequenza pari alla somma delle due.</text:p>
        </text:list-item>
        <text:list-item>
          <text:p text:style-name="P1">Si riordinano nuovamente i simboli così ottenuti per frequenza decrescente, omettendo quelli inseriti nei gruppi compositi man mano che questi vengono creati.</text:p>
        </text:list-item>
        <text:list-item>
          <text:p text:style-name="P1">Si ritorna al punto 3 fino a quando non rimangono soltanto due simboli.</text:p>
        </text:list-item>
        <text:list-item>
          <text:p text:style-name="P1">Si compone l'albero scegliendo una codifica a piacere per ciascun ramo, ad esempio assegnando a 0 i rami con frequenza minore, 1 quelli con frequenza maggiore.</text:p>
        </text:list-item>
      </text:list>
      <text:p text:style-name="Text_20_body"><text:s text:c="4"/></text:p>
      <text:p text:style-name="Text_20_body"><text:span text:style-name="T6">Codifica LZ77</text:span></text:p>
      <text:list text:style-name="L2">
        <text:list-item>
          <text:p text:style-name="P6">Si parte con un dizionario vuoto.</text:p>
        </text:list-item>
        <text:list-item>
          <text:p text:style-name="P6">Si codifica il primo simbolo X del messaggio con la terna (0,0,X).</text:p>
        </text:list-item>
        <text:list-item>
          <text:p text:style-name="P6">I simboli già codificati che precedono il primo simbolo ancora da codificare costituiscono il dizionario, fino ad una lunghezza massima pari a quella indicata (ad es. dizionario di lunghezza 15 significa che il dizionario è costituito al massimo dai 15 simboli che precedono il primo ancora da codificare).</text:p>
        </text:list-item>
        <text:list-item>
          <text:p text:style-name="P6">Si cerca nel dizionario la corrispondenza di lunghezza massima con la stringa dei simboli ancora da codificare, a partire dal primo ancora non codificato, fino ad una lunghezza massima pari a quella dichiarata per la finestra.</text:p>
        </text:list-item>
        <text:list-item>
          <text:p text:style-name="P6">Si codifica tale sequenza con la terna (A,B,C), dove A è il numero di simboli di cui bisogna “tornare indietro” per raggiungere l'inizio della corrispondenza nel dizionario, B è la lunghezza di tale corrispondenza e C è il simbolo del messaggio immediatamente successivo alla sequenza così codificata.</text:p>
        </text:list-item>
        <text:list-item>
          <text:p text:style-name="P6">Si ripete il procedimento dal punto 4 fino al termine del messaggio da codificare.</text:p>
        </text:list-item>
      </text:list>
      <text:p text:style-name="Text_20_body"/>
      <text:p text:style-name="Text_20_body"><text:span text:style-name="T6">Codifica LZW</text:span></text:p>
      <text:list text:style-name="L5">
        <text:list-item>
          <text:p text:style-name="P20">Si parte con un dizionario iniziale formato da tutti i possibili simboli che possono comparire nel messaggio, ciascuno associato al rispettivo codice.</text:p>
        </text:list-item>
        <text:list-item>
          <text:p text:style-name="P20">Si codifica il primo simbolo del messaggio sfruttando il dizionario iniziale.</text:p>
        </text:list-item>
        <text:list-item>
          <text:p text:style-name="P20">Si aggiunge al dizionario la stringa composta dall'ultima stringa codificata seguita dal simbolo che la segue nel messaggio.</text:p>
        </text:list-item>
        <text:list-item>
          <text:p text:style-name="P20">A partire dal primo simbolo ancora non codificato, si cerca nel dizionario la corrispondenza di lunghezza massima e la si codifica impiegando il numero corrispondente.</text:p>
        </text:list-item>
        <text:list-item>
          <text:p text:style-name="P20">Si ripete il procedimento dal punto 4, fino all'esaurimento del messaggio.</text:p>
        </text:list-item>
      </text:list>
      <text:p text:style-name="Text_20_body"/>
      <text:p text:style-name="Text_20_body"><text:span text:style-name="T6">Codifica Burrows-Wheeler</text:span></text:p>
      <text:list text:style-name="L3">
        <text:list-item>
          <text:p text:style-name="P12">Si scrivono tutte le possibili “rotazioni” del messaggio.</text:p>
        </text:list-item>
        <text:list-item>
          <text:p text:style-name="P12">Si ordinano alfabeticamente tali rotazioni, però partendo dall'ultimo carattere e procedendo verso sinistra.</text:p>
        </text:list-item>
        <text:list-item>
          <text:p text:style-name="P12">La codifica ottenuta è rappresentata dal primo carattere di ciascuna sequenza, prese dalla prima all'ultima nell'ordine stabilito dal passaggio 2.</text:p>
        </text:list-item>
      </text:list>
      <text:p text:style-name="Text_20_body"/>
      <text:p text:style-name="Text_20_body"><text:span text:style-name="T6">Codifica Move-to-front</text:span></text:p>
      <text:list text:style-name="L6">
        <text:list-item>
          <text:p text:style-name="P30">Di norma il dizionario iniziale è composto dalle lettere dell'alfabeto italiano con l'aggiunta del simbolo dello spazio come ultimo elemento del dizionario.</text:p>
        </text:list-item>
        <text:list-item>
          <text:p text:style-name="P30">A ciascun simbolo del dizionario è associato il suo numero d'ordine, a partire da 0</text:p>
        </text:list-item>
        <text:list-item>
          <text:p text:style-name="P30">Si codifica il primo simbolo del messaggio specificandone il numero d'ordine nel dizionario.</text:p>
        </text:list-item>
        <text:list-item>
          <text:p text:style-name="P30">Si riordina il dizionario spostando in prima posizione il simbolo codificato, e traslando, di conseguenza, a destra di una posizione tutti i simboli che lo precedevano.</text:p>
        </text:list-item>
        <text:list-item>
          <text:p text:style-name="P30">Si codifica il successivo simbolo del messaggio codificato, specificandone il numero d'ordine nel nuovo dizionario ottenuto dopo la manipolazione di cui al punto <text:span text:style-name="T1">4</text:span>.</text:p>
        </text:list-item>
        <text:list-item>
          <text:p text:style-name="P30">Si ripete il procedimento a partire dal punto 4, fino alla codifica dell'intero messagg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<text:a xlink:type="simple" xlink:href="http://www.yfede.it/"><text:span text:style-name="T1">www.yfede.it</text:span></text:a><text:span text:style-name="T1"><text:tab/></text:span><text:span text:style-name="T2">Sistemi di Elaborazione – Riassunto Algoritmi – Ver. 1</text:span><text:span text:style-name="T1"><text:tab/></text:span><text:span text:style-name="T1"><text:page-number text:select-page="current">2</text:page-number></text:span><text:span text:style-name="T1">/</text:span><text:span text:style-name="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Federico Marverti</meta:initial-creator>
    <meta:creation-date>2007-10-14T18:57:18</meta:creation-date>
    <dc:creator>Federico Marverti</dc:creator>
    <dc:date>2007-10-14T18:57:35</dc:date>
    <dc:language>it-IT</dc:language>
    <meta:editing-cycles>2</meta:editing-cycles>
    <meta:editing-duration>PT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536" meta:character-count="351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ggiunto piè di pagina, prima versione pubblicata" VL:creator="Federico Marverti" dc:date-time="2007-10-14T18:57:35"/>
</VL:version-list>
</file>